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keep-with-next="always"/>
    </style:style>
    <style:style style:name="P13" style:family="paragraph" style:parent-style-name="Standard">
      <style:paragraph-properties fo:margin-top="0.1665in" fo:margin-bottom="0.0835in" loext:contextual-spacing="false" fo:line-height="100%"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page"/>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3">
      <style:paragraph-properties fo:margin-left="0.5in" fo:margin-right="0in" fo:margin-top="0.0398in" fo:margin-bottom="0in" loext:contextual-spacing="false" fo:text-indent="-0.25in" style:auto-text-indent="false"/>
    </style:style>
    <style:style style:name="P23" style:family="paragraph" style:parent-style-name="Standard" style:list-style-name="WWNum3">
      <style:paragraph-properties fo:margin-left="0.5in" fo:margin-right="0in" fo:margin-top="0in" fo:margin-bottom="0in" loext:contextual-spacing="false" fo:text-indent="-0.25in" style:auto-text-indent="false"/>
    </style:style>
    <style:style style:name="P24" style:family="paragraph" style:parent-style-name="Standard" style:list-style-name="WWNum3">
      <style:paragraph-properties fo:margin-left="0.5in" fo:margin-right="0in" fo:margin-top="0in" fo:margin-bottom="0.0429in" loext:contextual-spacing="false" fo:text-indent="-0.25in" style:auto-text-indent="false"/>
    </style:style>
    <style:style style:name="P25" style:family="paragraph" style:parent-style-name="Standard" style:list-style-name="WWNum1">
      <style:paragraph-properties fo:margin-left="1in" fo:margin-right="0in" fo:margin-top="0in" fo:margin-bottom="0in" loext:contextual-spacing="false" fo:text-indent="-0.25in" style:auto-text-indent="false"/>
    </style:style>
    <style:style style:name="P26" style:family="paragraph" style:parent-style-name="Standard" style:list-style-name="WWNum3">
      <style:paragraph-properties fo:margin-left="1in" fo:margin-right="0in" fo:margin-top="0in" fo:margin-bottom="0in" loext:contextual-spacing="false" fo:text-indent="-0.25in" style:auto-text-indent="false"/>
    </style:style>
    <style:style style:name="P27" style:family="paragraph" style:parent-style-name="Standard">
      <style:paragraph-properties fo:break-before="auto" fo:break-after="auto"/>
    </style:style>
    <style:style style:name="P28" style:family="paragraph" style:parent-style-name="Heading_20_1" style:list-style-name="WWNum2"/>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span text:style-name="T1">Sistemas Operativos en Red</text:span><text:span text:style-name="T2"><text:line-break/></text:span><text:span text:style-name="T3">UD 09. Actividades Evaluables 01</text:span></text:p>
      <text:p text:style-name="P2"><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or: Sergi García</text:span><draw:frame draw:style-name="fr3" draw:name="image3.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Actualizado Enero 2024</text:span></text:p>
      <text:p text:style-name="P4"/>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obwywfz0xd8r"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index-body>
      </text:table-of-content>
      <text:p text:style-name="P13"/>
      <text:p text:style-name="P16"/>
      <text:p text:style-name="P17"><text:span text:style-name="T14">UD09. Actividades evaluables 01</text:span></text:p>
      <text:list xml:id="list933586664" text:style-name="WWNum2">
        <text:list-item>
          <text:p text:style-name="P28"><text:bookmark text:name="_obwywfz0xd8r"/>Fecha de entrega</text:p>
        </text:list-item>
      </text:list>
      <text:p text:style-name="Standard"><text:span text:style-name="T10">Fecha límite de entrega: </text:span><text:span text:style-name="T19">Lunes 15 de ener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35758026058969" text:continue-numbering="true" text:style-name="WWNum2">
        <text:list-item>
          <text:p text:style-name="P28"><text:bookmark text:name="_9maybllx2a09"/>Observaciones previas a la realización de tareas evaluables</text:p>
        </text:list-item>
      </text:list>
      <text:list xml:id="list1011139878" text:style-name="WWNum3">
        <text:list-item>
          <text:p text:style-name="P22">Salvo excepciones que lo indique en cada actividad, deberás generar un único documento para todo el boletín y en ese documento incluir la respuesta a cada actividad.</text:p>
        </text:list-item>
      </text:list>
      <text:list xml:id="list508538207" text:style-name="WWNum1">
        <text:list-item>
          <text:list>
            <text:list-item>
              <text:p text:style-name="P25">Si para la entrega se requiere entregar varios ficheros, entrégalos comprimido en un único fichero con extensión “.zip”.</text:p>
            </text:list-item>
          </text:list>
        </text:list-item>
      </text:list>
      <text:list xml:id="list135758488166442" text:continue-list="list1011139878" text:style-name="WWNum3">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6">El índice solo será necesario si el documento (sin contar portada) ocupa más de una página y tiene más de un apartado. </text:p>
            </text:list-item>
          </text:list>
        </text:list-item>
        <text:list-item>
          <text:p text:style-name="P24">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135758744545890" text:continue-list="list135758026058969" text:style-name="WWNum2">
        <text:list-item>
          <text:p text:style-name="P28"><text:bookmark text:name="_4owcmsjlyn6b"/>Actividad 01</text:p>
        </text:list-item>
      </text:list>
      <text:p text:style-name="Standard">La empresa SerraWork trabaja dando servicio técnico informático a empresas. En esta empresa trabajan una serie de empleados divididos en tres departamentos: marketing, contabilidad y técnico. Esta empresa nos ha pedido modificar su sistema informático <text:s/>para configurar un sistema LUbuntu de forma flexible y eficiente para el crecimiento previsto de SerraWork. Se realizarán las siguientes instalaciones y pruebas.</text:p>
      <text:p text:style-name="Standard"/>
      <text:p text:style-name="Standard">Antes de comenzar, <text:span text:style-name="T19">indicar que se desea configurar el sistema de forma que sea lo más flexible posible y que facilite las tareas de administración</text:span>, dado que se prevé que en un futuro cercano la empresa crezca al fusionarse con otra empresa del sector, ampliando el número de empleados drásticamente. Los elementos que se desea que tengan son los siguientes:</text:p>
      <text:p text:style-name="Standard"/>
      <text:p text:style-name="Standard"><text:span text:style-name="T10">1) Instalación de Herramientas de Administración:</text:span></text:p>
      <text:p text:style-name="Standard">Instalar Webmin y Cockpit para facilitar la administración del sistema. Estas herramientas permitirán una gestión más eficiente de los recursos y servicios del sistema.</text:p>
      <text:p text:style-name="Standard"/>
      <text:p text:style-name="Standard"><text:span text:style-name="T10">2) Instalación de Plataformas de Entretenimiento:</text:span></text:p>
      <text:p text:style-name="Standard">ScummVM es una máquina virtual que permite jugar juegos clásicos de aventuras gráficas, mientras que RetroArch es un frontend que aglutina emuladores, facilitando la ejecución de juegos de diversas plataformas en un solo lugar.</text:p>
      <text:p text:style-name="Standard"/>
      <text:p text:style-name="Standard">Para los tiempos de descanso de los empleados y proporcionarle un espacio de entretenimiento y descanso queremos instalar ScummVM <text:a xlink:type="simple" xlink:href="https://www.scummvm.org/" text:style-name="ListLabel_20_19" text:visited-style-name="ListLabel_20_19"><text:span text:style-name="T20">https://www.scummvm.org/</text:span></text:a> y RetroArch <text:a xlink:type="simple" xlink:href="https://www.retroarch.com/" text:style-name="ListLabel_20_19" text:visited-style-name="ListLabel_20_19"><text:span text:style-name="T20">https://www.retroarch.com/</text:span></text:a> </text:p>
      <text:p text:style-name="Standard">Para garantizar el funcionamiento adecuado de estas plataformas, podéis probar los juegos gratuitos de ScummVM <text:a xlink:type="simple" xlink:href="https://www.scummvm.org/games/" text:style-name="ListLabel_20_19" text:visited-style-name="ListLabel_20_19"><text:span text:style-name="T20">https://www.scummvm.org/games/</text:span></text:a> y roms “homebrew” de cualquier sistema emulado en RetroArch, como por ejemplo las disponibles en <text:a xlink:type="simple" xlink:href="https://hh.gbdev.io/" text:style-name="ListLabel_20_19" text:visited-style-name="ListLabel_20_19"><text:span text:style-name="T20">https://hh.gbdev.io/</text:span></text:a> </text:p>
      <text:p text:style-name="Standard"/>
      <text:p text:style-name="Standard"><text:soft-page-break/><text:span text:style-name="T10">3) Implementación de OwnCloud:</text:span></text:p>
      <text:p text:style-name="Standard">OwnCloud es una plataforma de almacenamiento y colaboración en la nube de código abierto que permite a los usuarios almacenar, sincronizar y compartir archivos y datos. Se trata de una solución alternativa a servicios comerciales de almacenamiento en la nube como Dropbox, Google Drive o Microsoft OneDrive, pero con la ventaja de que puedes tener un control total sobre tu propia instancia.</text:p>
      <text:p text:style-name="Standard">Queremos instalar OwnCloud de manera dockerizada para ofrecer una solución eficiente de almacenamiento y colaboración en la nube. Esto facilitará el acceso a documentos y datos de la empresa de manera segura. Os recomiendo seguir la guía para instalarlo mediante Docker con </text:p>
      <text:p text:style-name="Standard"><text:a xlink:type="simple" xlink:href="https://doc.owncloud.com/server/next/admin_manual/installation/docker/" text:style-name="ListLabel_20_19" text:visited-style-name="ListLabel_20_19"><text:span text:style-name="T20">https://doc.owncloud.com/server/next/admin_manual/installation/docker/</text:span></text:a></text:p>
      <text:p text:style-name="Standard">Recordad, tenéis a vuestra disposición el curso de Docker:</text:p>
      <text:p text:style-name="Standard"><text:a xlink:type="simple" xlink:href="https://sergarb1.github.io/CursoIntroduccionADocker/" text:style-name="ListLabel_20_19" text:visited-style-name="ListLabel_20_19"><text:span text:style-name="T20">https://sergarb1.github.io/CursoIntroduccionADocker/</text:span></text:a></text:p>
      <text:p text:style-name="Standard">Además, debes visitar la lista de plugins y poner en OwnCloud aquellos que consideres interesantes <text:a xlink:type="simple" xlink:href="https://marketplace.owncloud.com/" text:style-name="ListLabel_20_19" text:visited-style-name="ListLabel_20_19"><text:span text:style-name="T20">https://marketplace.owncloud.com/</text:span></text:a></text:p>
      <text:p text:style-name="Standard">Una vez instalada, queremos que nos expliques que propuesta de configuración has hecho.</text:p>
      <text:p text:style-name="P1"/>
      <text:p text:style-name="Standard"><text:span text:style-name="T10">Integración de Sistema de Ticketing:</text:span></text:p>
      <text:p text:style-name="Standard">Hesk es un sistema de gestión de tickets de soporte técnico que ayuda a las empresas a organizar y resolver eficientemente los problemas de sus clientes o usuarios.</text:p>
      <text:p text:style-name="Standard">Queremos configurar Hesk para gestionar eficientemente los tickets de soporte técnico y mejorar la atención al cliente. Descargar e instalar Hesk, un sistema de ticketing, desde el siguiente enlace: <text:a xlink:type="simple" xlink:href="https://www.hesk.com/" text:style-name="ListLabel_20_19" text:visited-style-name="ListLabel_20_19"><text:span text:style-name="T20">https://www.hesk.com/</text:span></text:a>. Deberás crear algunos usuarios y simular algunos tickets para comprobar su correcto funcionamiento.</text:p>
      <text:p text:style-name="P11"><text:span text:style-name="T9"><text:s/>📕 </text:span><text:span text:style-name="T10">A entregar todo: </text:span>documento con capturas y texto explicativo (o en su defecto, video narrado) probando que el sistema tiene instalado: WebMin, Cockpit, RetroArch, ScummVM, OwnCloud y Hesk. OwnCloud y Hesk, además de la prueba, tienen algunos requisitos de entrega extra.</text:p>
      <text:p text:style-name="P11"><text:span text:style-name="T9"><text:s/>📕 </text:span><text:span text:style-name="T10">A entregar OwnCloud: </text:span>además de lo pedido para todos, <text:span text:style-name="T10"><text:s/></text:span>se debe explicar que configuración se ha realizado en OwnCloud y explicar y justificar que plugins se han añadido a OwnCloud.</text:p>
      <text:p text:style-name="P11"><text:span text:style-name="T9"><text:s/>📕 </text:span><text:span text:style-name="T10">A entregar Hesk: </text:span><text:s/>además de lo pedido para todos, <text:span text:style-name="T10"><text:s/></text:span>se debe demostrar que en Hesk se han creado usuarios para atender los tickets y que se ha gestionado algún ticket (mandado y resuel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 <text:tab/><text:tab/>Unidad 09. Actividades evaluables 01</text:span></text:p>
      </style:header>
      <style:footer>
        <text:p text:style-name="MP4"><text:span text:style-name="MT1">CFGM Sistemas Microinformáticos y Redes <text:tab/><text:tab/>Unidad 09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4" meta:word-count="910" meta:character-count="6003" meta:non-whitespace-character-count="5131"/>
    <meta:generator>LibreOfficeDev/6.0.5.2$Linux_X86_64 LibreOffice_project/</meta:generator>
  </office:meta>
</office:document-meta>
</file>